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, arial, verdana, sans-serif, 'Lucida San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Таблица1" style:family="table">
      <style:table-properties style:width="16.499cm" fo:margin-left="0.176cm" table:align="left" style:writing-mode="lr-tb"/>
    </style:style>
    <style:style style:name="Таблица1.A" style:family="table-column">
      <style:table-column-properties style:column-width="8.25cm"/>
    </style:style>
    <style:style style:name="Таблица1.A1" style:family="table-cell">
      <style:table-cell-properties style:vertical-align="top" fo:padding="0.176cm" fo:border="0.035cm solid #ffffff"/>
    </style:style>
    <style:style style:name="Таблица2" style:family="table">
      <style:table-properties style:width="16.401cm" fo:margin-left="0.176cm" table:align="left" style:shadow="none" style:writing-mode="lr-tb"/>
    </style:style>
    <style:style style:name="Таблица2.A" style:family="table-column">
      <style:table-column-properties style:column-width="2.096cm"/>
    </style:style>
    <style:style style:name="Таблица2.B" style:family="table-column">
      <style:table-column-properties style:column-width="11.113cm"/>
    </style:style>
    <style:style style:name="Таблица2.C" style:family="table-column">
      <style:table-column-properties style:column-width="3.193cm"/>
    </style:style>
    <style:style style:name="Таблица2.A1" style:family="table-cell">
      <style:table-cell-properties style:vertical-align="middle" fo:padding-left="0.191cm" fo:padding-right="0.191cm" fo:padding-top="0cm" fo:padding-bottom="0cm" fo:border="0.035cm solid #000000"/>
    </style:style>
    <style:style style:name="Таблица2.A3" style:family="table-cell">
      <style:table-cell-properties style:vertical-align="middle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Таблица2.B17" style:family="table-cell">
      <style:table-cell-properties style:vertical-align="middle" fo:background-color="transparent" fo:padding-left="0.191cm" fo:padding-right="0.191cm" fo:padding-top="0cm" fo:padding-bottom="0cm" fo:border-left="0.035cm solid #000000" fo:border-right="0.035cm solid #000000" fo:border-top="none" fo:border-bottom="0.035cm solid #000000">
        <style:background-image/>
      </style:table-cell-properties>
    </style:style>
    <style:style style:name="Таблица3" style:family="table">
      <style:table-properties style:width="16.401cm" fo:margin-left="0.191cm" table:align="left" style:writing-mode="lr-tb"/>
    </style:style>
    <style:style style:name="Таблица3.A" style:family="table-column">
      <style:table-column-properties style:column-width="1.778cm"/>
    </style:style>
    <style:style style:name="Таблица3.B" style:family="table-column">
      <style:table-column-properties style:column-width="11.43cm"/>
    </style:style>
    <style:style style:name="Таблица3.C" style:family="table-column">
      <style:table-column-properties style:column-width="3.193cm"/>
    </style:style>
    <style:style style:name="Таблица3.A1" style:family="table-cell">
      <style:table-cell-properties style:vertical-align="top" fo:padding-left="0.191cm" fo:padding-right="0.191cm" fo:padding-top="0cm" fo:padding-bottom="0cm" fo:border="0.035cm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50%" fo:break-before="auto" fo:break-after="auto" style:writing-mode="lr-tb"/>
    </style:style>
    <style:style style:name="P4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break-before="auto" fo:break-after="auto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text-align="center" style:justify-single-word="false" fo:text-indent="8.255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text-align="end" style:justify-single-word="false" fo:text-indent="8.255cm" style:auto-text-indent="false" fo:break-before="auto" fo:break-after="auto" style:writing-mode="lr-tb"/>
      <style:text-properties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end" style:justify-single-word="false" fo:text-indent="8.255cm" style:auto-text-indent="false" fo:break-before="auto" fo:break-after="auto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margin-left="1.249cm" fo:margin-right="0cm" fo:text-align="justify" style:justify-single-word="false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.635cm" fo:margin-right="0cm" fo:line-height="150%" fo:text-align="justify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635cm" fo:margin-right="0cm" fo:line-height="150%" fo:text-align="justify" style:justify-single-word="false" fo:text-indent="0cm" style:auto-text-indent="false" fo:break-before="auto" fo:break-after="auto" style:writing-mode="lr-tb"/>
    </style:style>
    <style:style style:name="P20" style:family="paragraph" style:parent-style-name="Standard" style:master-page-name="Standard">
      <style:paragraph-properties fo:text-align="center" style:justify-single-word="false" style:page-number="auto" fo:break-before="auto" fo:break-after="auto" style:writing-mode="lr-tb"/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font-size="10pt" style:font-size-asian="8.75pt" style:font-size-complex="10pt"/>
    </style:style>
    <style:style style:name="P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font-size="10pt" fo:font-style="italic" style:font-size-asian="8.75pt" style:font-style-asian="italic" style:font-size-complex="10pt" style:font-style-complex="italic"/>
    </style:style>
    <style:style style:name="P3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3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>
        <style:tab-stops>
          <style:tab-stop style:position="1.319cm"/>
        </style:tab-stops>
      </style:paragraph-properties>
    </style:style>
    <style:style style:name="P3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font-style="italic" style:font-style-asian="italic" style:font-style-complex="italic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 fo:break-before="auto" fo:break-after="auto" style:writing-mode="lr-tb"/>
    </style:style>
    <style:style style:name="P38" style:family="paragraph" style:parent-style-name="Standard" style:list-style-name="LS1">
      <style:paragraph-properties fo:margin-top="0cm" fo:margin-bottom="0cm" fo:break-before="auto" fo:break-after="auto" style:writing-mode="lr-tb">
        <style:tab-stops>
          <style:tab-stop style:position="-0.318cm"/>
        </style:tab-stops>
      </style:paragraph-properties>
    </style:style>
    <style:style style:name="P39" style:family="paragraph" style:parent-style-name="Standard" style:list-style-name="LS1">
      <style:paragraph-properties fo:margin-top="0cm" fo:margin-bottom="0cm" style:writing-mode="lr-tb">
        <style:tab-stops>
          <style:tab-stop style:position="-0.318cm"/>
        </style:tab-stops>
      </style:paragraph-properties>
    </style:style>
    <style:style style:name="P40" style:family="paragraph" style:parent-style-name="Standard">
      <style:paragraph-properties fo:break-before="auto" fo:break-after="auto" style:writing-mode="lr-tb"/>
      <style:text-properties fo:font-size="10pt" style:font-size-asian="10pt" style:font-size-complex="10pt"/>
    </style:style>
    <style:style style:name="P41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42" style:family="paragraph" style:parent-style-name="Standard">
      <style:paragraph-properties fo:line-height="150%" fo:break-before="auto" fo:break-after="auto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 fo:break-before="page" style:writing-mode="lr-tb"/>
    </style:style>
    <style:style style:name="P45" style:family="paragraph" style:parent-style-name="Standard">
      <style:paragraph-properties fo:margin-top="0cm" fo:margin-bottom="0.199cm" fo:text-align="center" style:justify-single-word="false" fo:break-before="auto" fo:break-after="auto" style:writing-mode="lr-tb"/>
    </style:style>
    <style:style style:name="P46" style:family="paragraph" style:parent-style-name="Standard">
      <style:paragraph-properties fo:margin-left="1.249cm" fo:margin-right="0cm" fo:text-align="justify" style:justify-single-word="false" fo:text-indent="0cm" style:auto-text-indent="false" fo:break-before="auto" fo:break-after="auto" style:writing-mode="lr-tb"/>
    </style:style>
    <style:style style:name="P47" style:family="paragraph" style:parent-style-name="Standard">
      <style:paragraph-properties fo:margin-left="1.249cm" fo:margin-right="0cm" fo:text-align="justify" style:justify-single-word="false" fo:text-indent="0cm" style:auto-text-indent="false" fo:break-before="auto" fo:break-after="auto" style:writing-mode="lr-tb">
        <style:tab-stops>
          <style:tab-stop style:position="5.101cm"/>
        </style:tab-stops>
      </style:paragraph-properties>
    </style:style>
    <style:style style:name="P48" style:family="paragraph" style:parent-style-name="Heading_20_1">
      <style:paragraph-properties fo:margin-left="0cm" fo:margin-right="0cm" fo:text-indent="0cm" style:auto-text-indent="false" fo:break-before="auto" fo:break-after="auto" style:writing-mode="lr-tb"/>
      <style:text-properties fo:font-size="14pt" style:font-size-asian="14pt" style:font-size-complex="14pt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line-through-style="none" style:font-name="Times New Roman" fo:font-size="10pt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5" style:family="text">
      <style:text-properties fo:color="#000000" style:text-line-through-style="none"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background-color="#ffffff" style:font-style-asian="italic" style:font-style-complex="italic"/>
    </style:style>
    <style:style style:name="T11" style:family="text">
      <style:text-properties fo:font-variant="normal" fo:text-transform="none" fo:color="#000000" style:font-name="tahoma" fo:font-size="8.25pt" fo:letter-spacing="normal" fo:font-style="normal" fo:font-weight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6"><text:span text:style-name="T1">«</text:span><text:span text:style-name="T1">УТВЕРЖДАЮ</text:span><text:span text:style-name="T1">»</text:span></text:p>
            <text:p text:style-name="P6"><text:span text:style-name="T1">зав</text:span><text:span text:style-name="T1">. </text:span><text:span text:style-name="T1">кафедрой</text:span></text:p>
            <text:p text:style-name="P21">___________________________</text:p>
            <text:p text:style-name="P6"><text:span text:style-name="T1">«__» ______________2012 </text:span><text:span text:style-name="T1">года</text:span><text:span text:style-name="T1">.</text:span></text:p>
            <text:p text:style-name="P8"/>
            <text:p text:style-name="P9"/>
          </table:table-cell>
          <table:table-cell table:style-name="Таблица1.A1" office:value-type="string">
            <text:p text:style-name="P6"><text:span text:style-name="T1">Московский</text:span><text:span text:style-name="T1"> </text:span><text:span text:style-name="T1">авиационный</text:span><text:span text:style-name="T1"> </text:span><text:span text:style-name="T1">институт</text:span></text:p>
            <text:p text:style-name="P6"><text:span text:style-name="T1">(</text:span><text:span text:style-name="T1">государственный</text:span><text:span text:style-name="T1"> </text:span><text:span text:style-name="T1">технический</text:span><text:span text:style-name="T1"> </text:span><text:span text:style-name="T1">университет</text:span><text:span text:style-name="T1">) </text:span></text:p>
            <text:p text:style-name="P6"><text:span text:style-name="T1">«</text:span><text:span text:style-name="T1">МАИ</text:span><text:span text:style-name="T1">»</text:span></text:p>
            <text:p text:style-name="P8"/>
          </table:table-cell>
        </table:table-row>
      </table:table>
      <text:p text:style-name="P14"><text:span text:style-name="T6">Факультет</text:span><text:span text:style-name="T6"> №3</text:span></text:p>
      <text:p text:style-name="P14"><text:span text:style-name="T6">Кафедра</text:span><text:span text:style-name="T6"> <text:s/>304</text:span></text:p>
      <text:p text:style-name="P15"/>
      <text:p text:style-name="P16"/>
      <text:h text:style-name="P48" text:outline-level="10">ЗАДАНИЕ</text:h>
      <text:p text:style-name="P45"><text:span text:style-name="T7">по</text:span><text:span text:style-name="T7"> </text:span><text:span text:style-name="T7">подготовке</text:span><text:span text:style-name="T7"> </text:span><text:span text:style-name="T7">дипломного</text:span><text:span text:style-name="T7"> </text:span><text:span text:style-name="T7">работы</text:span></text:p>
      <text:p text:style-name="P2">Студенту<text:span text:style-name="T8"> </text:span><text:span text:style-name="T9">Гусеву</text:span><text:span text:style-name="T9"> </text:span><text:span text:style-name="T9">Михаилу</text:span><text:span text:style-name="T9"> </text:span><text:span text:style-name="T9">Сергеевичу</text:span></text:p>
      <text:p text:style-name="P2">1. Тема работы<text:span text:style-name="T8"> </text:span><text:span text:style-name="T9">«Разработка прикладной библиотеки программ унификации и стандартизации процессов ввода-вывода в средствах тестирования и диагностики ...»</text:span></text:p>
      <text:p text:style-name="P2">2. <text:s text:c="2"/>Срок сдачи проекта студентом законченного работы<text:span text:style-name="T8"> <text:s/></text:span><text:span text:style-name="T9">10</text:span><text:span text:style-name="T9"> </text:span><text:span text:style-name="T9">декабря</text:span><text:span text:style-name="T9"> <text:s/>20</text:span><text:span text:style-name="T9">12</text:span><text:span text:style-name="T9"> </text:span><text:span text:style-name="T9">года</text:span><text:span text:style-name="T9">.</text:span></text:p>
      <text:p text:style-name="P2">3. Исходные данные к работе:<text:span text:style-name="T8"> </text:span><text:span text:style-name="T9">библиотека предназначена для исполнения в posix совместимом окружении на машинах архитектур sparс v8, sparc v9, i386, </text:span><text:span text:style-name="T10">x86-64</text:span><text:span text:style-name="T9">, обеспечивая унифицированный вывод информации <text:s/>пригодной <text:s/>для автоматизированной интерпретации результатов и принятия решения об успешном выполнении теста. <text:s/>Библиотека должна предоставлять интерфейс для использования с языком C. Процедурный язык программирования высокого уровня C (спецификация C99).</text:span></text:p>
      <text:p text:style-name="P37">4. Перечень подлежащих разработке в дипломном проекте или краткое содержание дипломной работы:</text:p>
      <text:p text:style-name="P3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<text:span text:style-name="T2">№№ </text:span><text:span text:style-name="T2">п</text:span><text:span text:style-name="T2">/</text:span><text:span text:style-name="T2">п</text:span></text:p>
          </table:table-cell>
          <table:table-cell table:style-name="Таблица2.A1" office:value-type="string">
            <text:p text:style-name="P12"><text:span text:style-name="T2">Разрабатываемый</text:span><text:span text:style-name="T2"> </text:span><text:span text:style-name="T2">вопрос</text:span></text:p>
          </table:table-cell>
          <table:table-cell table:style-name="Таблица2.A1" office:value-type="string">
            <text:p text:style-name="P12"><text:span text:style-name="T2">Срок</text:span><text:span text:style-name="T2"> </text:span><text:span text:style-name="T2">выполнения</text:span></text:p>
          </table:table-cell>
        </table:table-row>
        <table:table-row>
          <table:table-cell table:style-name="Таблица2.A1" office:value-type="string">
            <text:p text:style-name="P24">1.</text:p>
          </table:table-cell>
          <table:table-cell table:style-name="Таблица2.A1" office:value-type="string">
            <text:p text:style-name="P28">Введение</text:p>
          </table:table-cell>
          <table:table-cell table:style-name="Таблица2.A1" office:value-type="string">
            <text:p text:style-name="P30">15.09.2012</text:p>
          </table:table-cell>
        </table:table-row>
        <table:table-row>
          <table:table-cell table:style-name="Таблица2.A3" office:value-type="string">
            <text:p text:style-name="P24">2.</text:p>
          </table:table-cell>
          <table:table-cell table:style-name="Таблица2.A3" office:value-type="string">
            <text:p text:style-name="P32"><text:span text:style-name="T3">Специальная</text:span><text:span text:style-name="T3"> </text:span><text:span text:style-name="T3">часть</text:span></text:p>
          </table:table-cell>
          <table:table-cell table:style-name="Таблица2.A3" office:value-type="string">
            <text:p text:style-name="P30"/>
          </table:table-cell>
        </table:table-row>
        <table:table-row>
          <table:table-cell table:style-name="Таблица2.A1" office:value-type="string">
            <text:p text:style-name="P32"><text:span text:style-name="T3"><text:s text:c="3"/>2.1</text:span></text:p>
          </table:table-cell>
          <table:table-cell table:style-name="Таблица2.A1" office:value-type="string">
            <text:p text:style-name="P32"><text:span text:style-name="T3">Анализ</text:span><text:span text:style-name="T3"> </text:span><text:span text:style-name="T3">исходных</text:span><text:span text:style-name="T3"> </text:span><text:span text:style-name="T3">данных</text:span><text:span text:style-name="T3"> </text:span><text:span text:style-name="T3">для</text:span><text:span text:style-name="T3"> </text:span><text:span text:style-name="T3">разработки</text:span><text:span text:style-name="T3"> </text:span><text:span text:style-name="T3">библиотеки</text:span></text:p>
          </table:table-cell>
          <table:table-cell table:style-name="Таблица2.A1" office:value-type="string">
            <text:p text:style-name="P35"><text:span text:style-name="T4">15</text:span><text:span text:style-name="T4">.</text:span><text:span text:style-name="T4">09</text:span><text:span text:style-name="T4">.20</text:span><text:span text:style-name="T4">12</text:span></text:p>
          </table:table-cell>
        </table:table-row>
        <table:table-row>
          <table:table-cell table:style-name="Таблица2.A1" office:value-type="string">
            <text:p text:style-name="P32"><text:span text:style-name="T3"><text:s text:c="3"/>2.2</text:span></text:p>
          </table:table-cell>
          <table:table-cell table:style-name="Таблица2.A1" office:value-type="string">
            <text:p text:style-name="P32"><text:span text:style-name="T3">Проектирование</text:span><text:span text:style-name="T3"> </text:span><text:span text:style-name="T3">программного</text:span><text:span text:style-name="T3"> </text:span><text:span text:style-name="T3">интерфейса</text:span><text:span text:style-name="T3"> </text:span><text:span text:style-name="T3">библиотеки</text:span><text:span text:style-name="T3"> </text:span></text:p>
          </table:table-cell>
          <table:table-cell table:style-name="Таблица2.A1" office:value-type="string">
            <text:p text:style-name="P31"><text:span text:style-name="T5"/></text:p>
          </table:table-cell>
        </table:table-row>
        <table:table-row>
          <table:table-cell table:style-name="Таблица2.A1" office:value-type="string">
            <text:p text:style-name="P32"><text:span text:style-name="T3"><text:s text:c="5"/>2.2.1</text:span></text:p>
          </table:table-cell>
          <table:table-cell table:style-name="Таблица2.A1" office:value-type="string">
            <text:p text:style-name="P32"><text:span text:style-name="T3">Механизмы</text:span><text:span text:style-name="T3"> </text:span><text:span text:style-name="T3">работы</text:span><text:span text:style-name="T3"> </text:span><text:span text:style-name="T3">с</text:span><text:span text:style-name="T3"> </text:span><text:span text:style-name="T3">ошибками</text:span></text:p>
          </table:table-cell>
          <table:table-cell table:style-name="Таблица2.A1" office:value-type="string">
            <text:p text:style-name="P35"><text:span text:style-name="T4">20.09.2012</text:span></text:p>
          </table:table-cell>
        </table:table-row>
        <table:table-row>
          <table:table-cell table:style-name="Таблица2.A1" office:value-type="string">
            <text:p text:style-name="P32"><text:span text:style-name="T3"><text:s text:c="6"/>2.2.2</text:span></text:p>
          </table:table-cell>
          <table:table-cell table:style-name="Таблица2.A1" office:value-type="string">
            <text:p text:style-name="P32"><text:span text:style-name="T3">Механизмы</text:span><text:span text:style-name="T3"> </text:span><text:span text:style-name="T3">получения</text:span><text:span text:style-name="T3"> </text:span><text:span text:style-name="T3">входных</text:span><text:span text:style-name="T3"> </text:span><text:span text:style-name="T3">параметров</text:span></text:p>
          </table:table-cell>
          <table:table-cell table:style-name="Таблица2.A1" office:value-type="string">
            <text:p text:style-name="P35"><text:span text:style-name="T4">25.09.2012</text:span></text:p>
          </table:table-cell>
        </table:table-row>
        <table:table-row>
          <table:table-cell table:style-name="Таблица2.A1" office:value-type="string">
            <text:p text:style-name="P32"><text:span text:style-name="T3"><text:s text:c="6"/>2.2.3</text:span></text:p>
          </table:table-cell>
          <table:table-cell table:style-name="Таблица2.A1" office:value-type="string">
            <text:p text:style-name="P32"><text:span text:style-name="T3">Механизмы</text:span><text:span text:style-name="T3"> </text:span><text:span text:style-name="T3">генерации</text:span><text:span text:style-name="T3"> </text:span><text:span text:style-name="T3">выходных</text:span><text:span text:style-name="T3"> </text:span><text:span text:style-name="T3">данных</text:span></text:p>
          </table:table-cell>
          <table:table-cell table:style-name="Таблица2.A1" office:value-type="string">
            <text:p text:style-name="P35"><text:span text:style-name="T4">28.09.2012</text:span></text:p>
          </table:table-cell>
        </table:table-row>
        <table:table-row>
          <table:table-cell table:style-name="Таблица2.A1" office:value-type="string">
            <text:p text:style-name="P32"><text:span text:style-name="T3"><text:s text:c="6"/>2.2.4</text:span></text:p>
          </table:table-cell>
          <table:table-cell table:style-name="Таблица2.A1" office:value-type="string">
            <text:p text:style-name="P32"><text:span text:style-name="T3">Механизмы</text:span><text:span text:style-name="T3"> </text:span><text:span text:style-name="T3">аварийного</text:span><text:span text:style-name="T3"> </text:span><text:span text:style-name="T3">завершения</text:span><text:span text:style-name="T3"> </text:span><text:span text:style-name="T3">и</text:span><text:span text:style-name="T3"> </text:span><text:span text:style-name="T3">возврата</text:span><text:span text:style-name="T3"> </text:span><text:span text:style-name="T3">программы</text:span></text:p>
          </table:table-cell>
          <table:table-cell table:style-name="Таблица2.A1" office:value-type="string">
            <text:p text:style-name="P35"><text:span text:style-name="T4">05.10.2012</text:span></text:p>
          </table:table-cell>
        </table:table-row>
        <table:table-row>
          <table:table-cell table:style-name="Таблица2.A3" office:value-type="string">
            <text:p text:style-name="P28">3.</text:p>
          </table:table-cell>
          <table:table-cell table:style-name="Таблица2.A3" office:value-type="string">
            <text:p text:style-name="P28">Технологическая часть</text:p>
          </table:table-cell>
          <table:table-cell table:style-name="Таблица2.A3" office:value-type="string">
            <text:p text:style-name="P31"/>
          </table:table-cell>
        </table:table-row>
        <table:table-row>
          <table:table-cell table:style-name="Таблица2.A1" office:value-type="string">
            <text:p text:style-name="P32"><text:span text:style-name="T3"><text:s text:c="3"/>3.1</text:span></text:p>
          </table:table-cell>
          <table:table-cell table:style-name="Таблица2.A1" office:value-type="string">
            <text:p text:style-name="P33"><text:span text:style-name="T3">Требования</text:span><text:span text:style-name="T3"> </text:span><text:span text:style-name="T3">к</text:span><text:span text:style-name="T3"> </text:span><text:span text:style-name="T3">вычислительным</text:span><text:span text:style-name="T3"> </text:span><text:span text:style-name="T3">средствам</text:span></text:p>
          </table:table-cell>
          <table:table-cell table:style-name="Таблица2.A1" office:value-type="string">
            <text:p text:style-name="P35"><text:span text:style-name="T4">15.10.2012</text:span></text:p>
          </table:table-cell>
        </table:table-row>
        <table:table-row>
          <table:table-cell table:style-name="Таблица2.A1" office:value-type="string">
            <text:p text:style-name="P32"><text:span text:style-name="T3"><text:s text:c="3"/>3.2</text:span></text:p>
          </table:table-cell>
          <table:table-cell table:style-name="Таблица2.A1" office:value-type="string">
            <text:p text:style-name="P32"><text:span text:style-name="T3">Разработка</text:span><text:span text:style-name="T3"> </text:span><text:span text:style-name="T3">библиотеки</text:span></text:p>
          </table:table-cell>
          <table:table-cell table:style-name="Таблица2.A1" office:value-type="string">
            <text:p text:style-name="P35"><text:span text:style-name="T4">20.10.2012</text:span></text:p>
          </table:table-cell>
        </table:table-row>
        <table:table-row>
          <table:table-cell table:style-name="Таблица2.A3" office:value-type="string">
            <text:p text:style-name="P32"><text:span text:style-name="T8"><text:s text:c="3"/>3.3</text:span></text:p>
          </table:table-cell>
          <table:table-cell table:style-name="Таблица2.A3" office:value-type="string">
            <text:p text:style-name="P28">Профилирование и анализ производительности</text:p>
          </table:table-cell>
          <table:table-cell table:style-name="Таблица2.A3" office:value-type="string">
            <text:p text:style-name="P31">28.10.2012</text:p>
          </table:table-cell>
        </table:table-row>
        <table:table-row>
          <table:table-cell table:style-name="Таблица2.A1" office:value-type="string">
            <text:p text:style-name="P32"><text:span text:style-name="T3"><text:s text:c="3"/>3.4</text:span></text:p>
          </table:table-cell>
          <table:table-cell table:style-name="Таблица2.A1" office:value-type="string">
            <text:p text:style-name="P33"><text:span text:style-name="T3">Отладка</text:span><text:span text:style-name="T3"> </text:span><text:span text:style-name="T3">и</text:span><text:span text:style-name="T3"> </text:span><text:span text:style-name="T3">тестирование</text:span><text:span text:style-name="T3"> </text:span><text:span text:style-name="T3">библиотеки</text:span><text:span text:style-name="T3"> </text:span></text:p>
          </table:table-cell>
          <table:table-cell table:style-name="Таблица2.A1" office:value-type="string">
            <text:p text:style-name="P35"><text:span text:style-name="T4">10.11.2012</text:span></text:p>
          </table:table-cell>
        </table:table-row>
        <table:table-row>
          <table:table-cell table:style-name="Таблица2.A1" office:value-type="string">
            <text:p text:style-name="P24">4.</text:p>
          </table:table-cell>
          <table:table-cell table:style-name="Таблица2.A1" office:value-type="string">
            <text:p text:style-name="P33"><text:span text:style-name="T3">Охрана</text:span><text:span text:style-name="T3"> </text:span><text:span text:style-name="T3">труда</text:span><text:span text:style-name="T3"> </text:span><text:span text:style-name="T3">и</text:span><text:span text:style-name="T3"> </text:span><text:span text:style-name="T3">окружающей</text:span><text:span text:style-name="T3"> </text:span><text:span text:style-name="T3">среды</text:span></text:p>
          </table:table-cell>
          <table:table-cell table:style-name="Таблица2.A1" office:value-type="string">
            <text:p text:style-name="P26">15.11.2012</text:p>
          </table:table-cell>
        </table:table-row>
        <table:table-row>
          <table:table-cell table:style-name="Таблица2.A1" office:value-type="string">
            <text:p text:style-name="P32"><text:span text:style-name="T3">5. <text:s text:c="23"/></text:span></text:p>
          </table:table-cell>
          <table:table-cell table:style-name="Таблица2.A1" office:value-type="string">
            <text:p text:style-name="P7"><text:span text:style-name="T3">Экономическая</text:span><text:span text:style-name="T3"> </text:span><text:span text:style-name="T3">часть</text:span></text:p>
          </table:table-cell>
          <table:table-cell table:style-name="Таблица2.A1" office:value-type="string">
            <text:p text:style-name="P26">05.12.2012</text:p>
          </table:table-cell>
        </table:table-row>
        <table:table-row>
          <table:table-cell table:style-name="Таблица2.A3" office:value-type="string">
            <text:p text:style-name="P27">6.</text:p>
          </table:table-cell>
          <table:table-cell table:style-name="Таблица2.B17" office:value-type="string">
            <text:p text:style-name="P29">Заключение</text:p>
          </table:table-cell>
          <table:table-cell table:style-name="Таблица2.A3" office:value-type="string">
            <text:p text:style-name="P31">06.12.2012</text:p>
          </table:table-cell>
        </table:table-row>
      </table:table>
      <text:p text:style-name="P4"/>
      <text:p text:style-name="P44"/>
      <text:p text:style-name="P43">5. Перечень графического материала (с точным указанием обязательных чертежей)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2"><text:span text:style-name="T2">№№ </text:span><text:span text:style-name="T2">п</text:span><text:span text:style-name="T2">/</text:span><text:span text:style-name="T2">п</text:span></text:p>
          </table:table-cell>
          <table:table-cell table:style-name="Таблица3.A1" office:value-type="string">
            <text:p text:style-name="P25">Наименование</text:p>
          </table:table-cell>
          <table:table-cell table:style-name="Таблица3.A1" office:value-type="string">
            <text:p text:style-name="P12"><text:span text:style-name="T2">Количество</text:span><text:span text:style-name="T2"> </text:span><text:span text:style-name="T2">листов</text:span></text:p>
          </table:table-cell>
        </table:table-row>
        <table:table-row>
          <table:table-cell table:style-name="Таблица3.A1" office:value-type="string">
            <text:p text:style-name="P22">1. </text:p>
          </table:table-cell>
          <table:table-cell table:style-name="Таблица3.A1" office:value-type="string">
            <text:p text:style-name="P13"><text:span text:style-name="T3">Алгоритм</text:span><text:span text:style-name="T3"> </text:span><text:span text:style-name="T3">трансляции</text:span></text:p>
          </table:table-cell>
          <table:table-cell table:style-name="Таблица3.A1" office:value-type="string">
            <text:p text:style-name="P23">2</text:p>
          </table:table-cell>
        </table:table-row>
        <table:table-row>
          <table:table-cell table:style-name="Таблица3.A1" office:value-type="string">
            <text:p text:style-name="P22">2.</text:p>
          </table:table-cell>
          <table:table-cell table:style-name="Таблица3.A1" office:value-type="string">
            <text:p text:style-name="P13"><text:span text:style-name="T3">Схема</text:span><text:span text:style-name="T3"> </text:span><text:span text:style-name="T3">преобразования</text:span><text:span text:style-name="T3"> </text:span><text:span text:style-name="T3">ПОБЦВМ</text:span><text:span text:style-name="T3"> </text:span><text:span text:style-name="T3">Ц</text:span><text:span text:style-name="T3">-100 </text:span><text:span text:style-name="T3">под</text:span><text:span text:style-name="T3"> </text:span><text:span text:style-name="T3">новую</text:span><text:span text:style-name="T3"> </text:span><text:span text:style-name="T3">платформу</text:span></text:p>
          </table:table-cell>
          <table:table-cell table:style-name="Таблица3.A1" office:value-type="string">
            <text:p text:style-name="P23">1</text:p>
          </table:table-cell>
        </table:table-row>
        <table:table-row>
          <table:table-cell table:style-name="Таблица3.A1" office:value-type="string">
            <text:p text:style-name="P22">3.</text:p>
          </table:table-cell>
          <table:table-cell table:style-name="Таблица3.A1" office:value-type="string">
            <text:p text:style-name="P13"><text:span text:style-name="T3">Структурная</text:span><text:span text:style-name="T3"> </text:span><text:span text:style-name="T3">схема</text:span><text:span text:style-name="T3"> </text:span><text:span text:style-name="T3">формирования</text:span><text:span text:style-name="T3"> </text:span><text:span text:style-name="T3">файла</text:span><text:span text:style-name="T3"> </text:span><text:span text:style-name="T3">на</text:span><text:span text:style-name="T3"> </text:span><text:span text:style-name="T3">ЯВУ</text:span><text:span text:style-name="T3"> </text:span><text:span text:style-name="T3">С</text:span><text:span text:style-name="T3">++</text:span></text:p>
          </table:table-cell>
          <table:table-cell table:style-name="Таблица3.A1" office:value-type="string">
            <text:p text:style-name="P23">1</text:p>
          </table:table-cell>
        </table:table-row>
        <table:table-row>
          <table:table-cell table:style-name="Таблица3.A1" office:value-type="string">
            <text:p text:style-name="P22">4. </text:p>
          </table:table-cell>
          <table:table-cell table:style-name="Таблица3.A1" office:value-type="string">
            <text:p text:style-name="P13"><text:span text:style-name="T3">Блок</text:span><text:span text:style-name="T3">-</text:span><text:span text:style-name="T3">схема</text:span><text:span text:style-name="T3"> </text:span><text:span text:style-name="T3">реализации</text:span><text:span text:style-name="T3"> </text:span><text:span text:style-name="T3">переходов</text:span></text:p>
          </table:table-cell>
          <table:table-cell table:style-name="Таблица3.A1" office:value-type="string">
            <text:p text:style-name="P23">1-2</text:p>
          </table:table-cell>
        </table:table-row>
        <table:table-row>
          <table:table-cell table:style-name="Таблица3.A1" office:value-type="string">
            <text:p text:style-name="P22">5. </text:p>
          </table:table-cell>
          <table:table-cell table:style-name="Таблица3.A1" office:value-type="string">
            <text:p text:style-name="P13"><text:span text:style-name="T3">Блок</text:span><text:span text:style-name="T3">-</text:span><text:span text:style-name="T3">схема</text:span><text:span text:style-name="T3"> </text:span><text:span text:style-name="T3">реализации</text:span><text:span text:style-name="T3"> </text:span><text:span text:style-name="T3">переходов</text:span><text:span text:style-name="T3"> </text:span><text:span text:style-name="T3">на</text:span><text:span text:style-name="T3"> </text:span><text:span text:style-name="T3">подпрограммы</text:span></text:p>
          </table:table-cell>
          <table:table-cell table:style-name="Таблица3.A1" office:value-type="string">
            <text:p text:style-name="P23">1-2</text:p>
          </table:table-cell>
        </table:table-row>
        <table:table-row>
          <table:table-cell table:style-name="Таблица3.A1" office:value-type="string">
            <text:p text:style-name="P22">6.</text:p>
          </table:table-cell>
          <table:table-cell table:style-name="Таблица3.A1" office:value-type="string">
            <text:p text:style-name="P13"><text:span text:style-name="T3">Состав</text:span><text:span text:style-name="T3"> </text:span><text:span text:style-name="T3">транслятора</text:span><text:span text:style-name="T3"> </text:span><text:span text:style-name="T3">машинных</text:span><text:span text:style-name="T3"> </text:span><text:span text:style-name="T3">команд</text:span><text:span text:style-name="T3"> </text:span><text:span text:style-name="T3">БЦВМ</text:span><text:span text:style-name="T3"> </text:span><text:span text:style-name="T3">Ц</text:span><text:span text:style-name="T3">-100</text:span></text:p>
          </table:table-cell>
          <table:table-cell table:style-name="Таблица3.A1" office:value-type="string">
            <text:p text:style-name="P23">1</text:p>
          </table:table-cell>
        </table:table-row>
      </table:table>
      <text:p text:style-name="P4"/>
      <text:p text:style-name="P43">6. Консультанты по работе</text:p>
      <text:p text:style-name="P17">по специальной части<text:tab/>Егоров Н. <text:s text:c="13"/>_______________________</text:p>
      <text:p text:style-name="P17"><text:tab/><text:tab/><text:tab/><text:tab/></text:p>
      <text:p text:style-name="P17">по технологической части<text:tab/>Новиков П. В. <text:s text:c="6"/>______________________</text:p>
      <text:p text:style-name="P47"/>
      <text:p text:style-name="P17">по экономической части<text:tab/>Баранников<text:span text:style-name="T11"> </text:span>А. Л. <text:s/>_______________________</text:p>
      <text:p text:style-name="P17"><text:tab/><text:tab/><text:tab/><text:tab/></text:p>
      <text:p text:style-name="P17">по охране труда<text:tab/> <text:s text:c="11"/>Асейкина Н. С. <text:s text:c="4"/>_______________________</text:p>
      <text:list xml:id="list1667582997" text:style-name="LS1">
        <text:list-header>
          <text:p text:style-name="P38"><text:span text:style-name="T12"/></text:p>
          <text:p text:style-name="P39"><text:span text:style-name="T12">дата выдачи задания</text:span><text:span text:style-name="T8"> <text:s/>________________________________ <text:s text:c="2"/></text:span></text:p>
        </text:list-header>
      </text:list>
      <text:p text:style-name="P18"/>
      <text:p text:style-name="P19"><text:span text:style-name="T8"><text:s text:c="7"/></text:span><text:span text:style-name="T13">р</text:span>уководитель<text:tab/> <text:s text:c="5"/>Новиков П. В. <text:s text:c="6"/>_________________</text:p>
      <text:p text:style-name="P3"/>
      <text:p text:style-name="P3"/>
      <text:p text:style-name="P42">Задание принял к исполнению</text:p>
      <text:p text:style-name="P5">_________________________</text:p>
      <text:p text:style-name="P1"><text:span text:style-name="T8"><text:tab/> <text:s text:c="4"/>(</text:span><text:span text:style-name="T8">дата</text:span><text:span text:style-name="T8">)</text:span></text:p>
      <text:p text:style-name="P5"/>
      <text:p text:style-name="P5"/>
      <text:p text:style-name="P5"/>
      <text:p text:style-name="P5"/>
      <text:p text:style-name="P1"><text:span text:style-name="T12">Подпись студента </text:span><text:span text:style-name="T8">_________________________________</text:span></text:p>
      <text:p text:style-name="P7"><office:annotation><dc:date>2012-10-15T15:46:54</dc:date><text:p text:style-name="P49"><text:span text:style-name="T14">Никита Егоров:</text:span></text:p><text:p text:style-name="P49"><text:span text:style-name="T14">Уточнить принципиально указание конкретной ос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, arial, verdana, sans-serif, 'Lucida San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fo:margin-top="0.423cm" fo:margin-bottom="0.106cm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left="0.762cm" fo:margin-right="0cm" fo:text-align="center" style:justify-single-word="false" fo:text-indent="-0.762cm" style:auto-text-indent="false" fo:break-before="auto" fo:break-after="auto" style:writing-mode="lr-tb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Subtitle" style:family="paragraph" style:parent-style-name="Standard" style:class="chapter">
      <style:paragraph-properties fo:margin-top="0cm" fo:margin-bottom="0.106cm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min-label-width="1.27cm" fo:text-align="end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min-label-width="1.27cm" fo:text-align="end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min-label-width="1.27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219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title/>
    <meta:initial-creator/>
    <dc:creator>nwcfang </dc:creator>
    <meta:editing-cycles>23</meta:editing-cycles>
    <dc:date>2012-10-15T16:26:30</dc:date>
    <meta:editing-duration>PT39M37S</meta:editing-duration>
    <meta:document-statistic meta:table-count="3" meta:image-count="0" meta:object-count="0" meta:page-count="2" meta:paragraph-count="100" meta:word-count="318" meta:character-count="2724"/>
  </office:meta>
</office:document-meta>
</file>